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victims">
      <style:table-properties table:display="true" style:writing-mode="lr-tb"/>
    </style:style>
    <style:style style:name="ta2" style:family="table" style:master-page-name="PageStyle_5f_offender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ge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 Indian/Alskn Native</text:p>
          </table:table-cell>
          <table:table-cell table:style-name="ce21" office:value-type="string">
            <text:p>Asian/Pacific Islander</text:p>
          </table:table-cell>
          <table:table-cell table:style-name="ce21" office:value-type="string">
            <text:p>Unk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table:number-columns-spanned="1" table:number-rows-spanned="3" office:value-type="string">
            <text:p>Under 10</text:p>
          </table:table-cell>
          <table:table-cell table:style-name="ce21" office:value-type="string">
            <text:p>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number-columns-repeated="2"/>
          <table:table-cell table:style-name="ce22"/>
          <table:table-cell table:style-name="ce22" office:value-type="float" office:value="11">
            <text:p>11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/>
          <table:table-cell table:style-name="ce22" office:value-type="float" office:value="1">
            <text:p>1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10--14</text:p>
          </table:table-cell>
          <table:table-cell table:style-name="ce21" office:value-type="string">
            <text:p>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2">
            <text:p>2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2" office:value-type="float" office:value="4">
            <text:p>4</text:p>
          </table:table-cell>
          <table:table-cell table:number-columns-repeated="4"/>
          <table:table-cell table:style-name="ce22" office:value-type="float" office:value="4">
            <text:p>4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15-19</text:p>
          </table:table-cell>
          <table:table-cell table:style-name="ce21" office:value-type="string">
            <text:p>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2">
            <text:p>22</text:p>
          </table:table-cell>
          <table:table-cell table:number-columns-repeated="3"/>
          <table:table-cell table:style-name="ce22" office:value-type="float" office:value="31">
            <text:p>31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number-columns-repeated="3"/>
          <table:table-cell table:style-name="ce22" office:value-type="float" office:value="9">
            <text:p>9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20-24</text:p>
          </table:table-cell>
          <table:table-cell table:style-name="ce21" office:value-type="string">
            <text:p>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9">
            <text:p>39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">
            <text:p>10</text:p>
          </table:table-cell>
          <table:table-cell table:number-columns-repeated="3"/>
          <table:table-cell table:style-name="ce22" office:value-type="float" office:value="18">
            <text:p>18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number-columns-repeated="2" table:style-name="ce22"/>
          <table:table-cell table:number-columns-repeated="3"/>
          <table:table-cell table:formula="oooc:=SUM([.C13:.G13])" office:value-type="string">
            <text:p>0</text:p>
          </table:table-cell>
        </table:table-row>
        <table:table-row table:style-name="ro2">
          <table:table-cell table:style-name="ce21" table:number-columns-spanned="1" table:number-rows-spanned="3" office:value-type="string">
            <text:p>25-29</text:p>
          </table:table-cell>
          <table:table-cell table:style-name="ce21" office:value-type="string">
            <text:p>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7">
            <text:p>37</text:p>
          </table:table-cell>
          <table:table-cell table:number-columns-repeated="3"/>
          <table:table-cell table:formula="oooc:=SUM([.C14:.G14])" office:value-type="string">
            <text:p>46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number-columns-repeated="3"/>
          <table:table-cell table:formula="oooc:=SUM([.C15:.G15])" office:value-type="string">
            <text:p>10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number-columns-repeated="5"/>
          <table:table-cell table:formula="oooc:=SUM([.C16:.G16])" office:value-type="string">
            <text:p>0</text:p>
          </table:table-cell>
        </table:table-row>
        <table:table-row table:style-name="ro2">
          <table:table-cell table:style-name="ce21" table:number-columns-spanned="1" table:number-rows-spanned="3" office:value-type="string">
            <text:p>30-34</text:p>
          </table:table-cell>
          <table:table-cell table:style-name="ce21" office:value-type="string">
            <text:p>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4">
            <text:p>14</text:p>
          </table:table-cell>
          <table:table-cell/>
          <table:table-cell table:style-name="ce22" office:value-type="float" office:value="1">
            <text:p>1</text:p>
          </table:table-cell>
          <table:table-cell/>
          <table:table-cell table:formula="oooc:=SUM([.C17:.G17])" office:value-type="string">
            <text:p>24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number-columns-repeated="3"/>
          <table:table-cell table:formula="oooc:=SUM([.C18:.G18])" office:value-type="string">
            <text:p>7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number-columns-repeated="5"/>
          <table:table-cell table:formula="oooc:=SUM([.C19:.G19])" office:value-type="string">
            <text:p>0</text:p>
          </table:table-cell>
        </table:table-row>
        <table:table-row table:style-name="ro2">
          <table:table-cell table:style-name="ce21" table:number-columns-spanned="1" table:number-rows-spanned="3" office:value-type="string">
            <text:p>35-39</text:p>
          </table:table-cell>
          <table:table-cell table:style-name="ce21" office:value-type="string">
            <text:p>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4">
            <text:p>14</text:p>
          </table:table-cell>
          <table:table-cell/>
          <table:table-cell table:style-name="ce22" office:value-type="float" office:value="1">
            <text:p>1</text:p>
          </table:table-cell>
          <table:table-cell/>
          <table:table-cell table:formula="oooc:=SUM([.C20:.G20])" office:value-type="string">
            <text:p>23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number-columns-repeated="3"/>
          <table:table-cell table:formula="oooc:=SUM([.C21:.G21])" office:value-type="string">
            <text:p>9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number-columns-repeated="5"/>
          <table:table-cell table:formula="oooc:=SUM([.C22:.G22])" office:value-type="string">
            <text:p>0</text:p>
          </table:table-cell>
        </table:table-row>
        <table:table-row table:style-name="ro2">
          <table:table-cell table:style-name="ce21" table:number-columns-spanned="1" table:number-rows-spanned="3" office:value-type="string">
            <text:p>40-44</text:p>
          </table:table-cell>
          <table:table-cell table:style-name="ce21" office:value-type="string">
            <text:p>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">
            <text:p>13</text:p>
          </table:table-cell>
          <table:table-cell table:number-columns-repeated="3"/>
          <table:table-cell table:formula="oooc:=SUM([.C23:.G23])" office:value-type="string">
            <text:p>18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number-columns-repeated="3"/>
          <table:table-cell table:formula="oooc:=SUM([.C24:.G24])" office:value-type="string">
            <text:p>13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number-columns-repeated="5"/>
          <table:table-cell table:formula="oooc:=SUM([.C25:.G25])" office:value-type="string">
            <text:p>0</text:p>
          </table:table-cell>
        </table:table-row>
        <table:table-row table:style-name="ro2">
          <table:table-cell table:style-name="ce21" table:number-columns-spanned="1" table:number-rows-spanned="3" office:value-type="string">
            <text:p>45-49</text:p>
          </table:table-cell>
          <table:table-cell table:style-name="ce21" office:value-type="string">
            <text:p>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number-columns-repeated="3"/>
          <table:table-cell table:formula="oooc:=SUM([.C26:.G26])" office:value-type="string">
            <text:p>9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formula="oooc:=SUM([.C27:.G27])" office:value-type="string">
            <text:p>5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number-columns-repeated="5"/>
          <table:table-cell table:formula="oooc:=SUM([.C28:.G28])" office:value-type="string">
            <text:p>0</text:p>
          </table:table-cell>
        </table:table-row>
        <table:table-row table:style-name="ro2">
          <table:table-cell table:style-name="ce21" table:number-columns-spanned="1" table:number-rows-spanned="3" office:value-type="string">
            <text:p>50-54</text:p>
          </table:table-cell>
          <table:table-cell table:style-name="ce21" office:value-type="string">
            <text:p>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formula="oooc:=SUM([.C29:.G29])" office:value-type="string">
            <text:p>7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formula="oooc:=SUM([.C30:.G30])" office:value-type="string">
            <text:p>3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number-columns-repeated="5"/>
          <table:table-cell table:formula="oooc:=SUM([.C31:.G31])" office:value-type="string">
            <text:p>0</text:p>
          </table:table-cell>
        </table:table-row>
        <table:table-row table:style-name="ro2">
          <table:table-cell table:style-name="ce21" table:number-columns-spanned="1" table:number-rows-spanned="3" office:value-type="string">
            <text:p>55-59</text:p>
          </table:table-cell>
          <table:table-cell table:style-name="ce21" office:value-type="string">
            <text:p>M</text:p>
          </table:table-cell>
          <table:table-cell table:style-name="ce22" office:value-type="float" office:value="4">
            <text:p>4</text:p>
          </table:table-cell>
          <table:table-cell table:number-columns-repeated="4"/>
          <table:table-cell table:formula="oooc:=SUM([.C32:.G32])" office:value-type="string">
            <text:p>4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/>
          <table:table-cell table:style-name="ce22" office:value-type="float" office:value="1">
            <text:p>1</text:p>
          </table:table-cell>
          <table:table-cell table:number-columns-repeated="3"/>
          <table:table-cell table:formula="oooc:=SUM([.C33:.G33])" office:value-type="string">
            <text:p>1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number-columns-repeated="5"/>
          <table:table-cell table:formula="oooc:=SUM([.C34:.G34])" office:value-type="string">
            <text:p>0</text:p>
          </table:table-cell>
        </table:table-row>
        <table:table-row table:style-name="ro2">
          <table:table-cell table:style-name="ce21" table:number-columns-spanned="1" table:number-rows-spanned="3" office:value-type="string">
            <text:p>60-64</text:p>
          </table:table-cell>
          <table:table-cell table:style-name="ce21" office:value-type="string">
            <text:p>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number-columns-repeated="3"/>
          <table:table-cell table:formula="oooc:=SUM([.C35:.G35])" office:value-type="string">
            <text:p>5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2" office:value-type="float" office:value="2">
            <text:p>2</text:p>
          </table:table-cell>
          <table:table-cell table:number-columns-repeated="4"/>
          <table:table-cell table:formula="oooc:=SUM([.C36:.G36])" office:value-type="string">
            <text:p>2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number-columns-repeated="5"/>
          <table:table-cell table:formula="oooc:=SUM([.C37:.G37])" office:value-type="string">
            <text:p>0</text:p>
          </table:table-cell>
        </table:table-row>
        <table:table-row table:style-name="ro2">
          <table:table-cell table:style-name="ce21" table:number-columns-spanned="1" table:number-rows-spanned="3" office:value-type="string">
            <text:p>65 &amp; Over</text:p>
          </table:table-cell>
          <table:table-cell table:style-name="ce21" office:value-type="string">
            <text:p>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number-columns-repeated="3"/>
          <table:table-cell table:formula="oooc:=SUM([.C38:.G38])" office:value-type="string">
            <text:p>11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number-columns-repeated="3"/>
          <table:table-cell table:formula="oooc:=SUM([.C39:.G39])" office:value-type="string">
            <text:p>17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number-columns-repeated="5"/>
          <table:table-cell table:formula="oooc:=SUM([.C40:.G40])" office:value-type="string">
            <text:p>0</text:p>
          </table:table-cell>
        </table:table-row>
        <table:table-row table:style-name="ro2">
          <table:table-cell table:style-name="ce21" table:number-columns-spanned="1" table:number-rows-spanned="3" office:value-type="string">
            <text:p>Unknown</text:p>
          </table:table-cell>
          <table:table-cell table:style-name="ce21" office:value-type="string">
            <text:p>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number-columns-repeated="3"/>
          <table:table-cell table:formula="oooc:=SUM([.C41:.G41])" office:value-type="string">
            <text:p>11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/>
          <table:table-cell table:style-name="ce22"/>
          <table:table-cell table:style-name="ce22" office:value-type="float" office:value="1">
            <text:p>1</text:p>
          </table:table-cell>
          <table:table-cell table:formula="oooc:=SUM([.C42:.G42])" office:value-type="string">
            <text:p>5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number-columns-repeated="5"/>
          <table:table-cell table:formula="oooc:=SUM([.C43:.G43])" office:value-type="string">
            <text:p>0</text:p>
          </table:table-cell>
        </table:table-row>
        <table:table-row table:style-name="ro2">
          <table:table-cell table:style-name="ce21" table:number-columns-spanned="1" table:number-rows-spanned="3" office:value-type="string">
            <text:p>TOTAL</text:p>
          </table:table-cell>
          <table:table-cell table:style-name="ce21" office:value-type="string">
            <text:p>M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67">
            <text:p>167</text:p>
          </table:table-cell>
          <table:table-cell/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formula="oooc:=SUM([.C44:.G44])" office:value-type="string">
            <text:p>251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40">
            <text:p>40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formula="oooc:=SUM([.C45:.G45])" office:value-type="string">
            <text:p>104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number-columns-repeated="5"/>
          <table:table-cell table:formula="oooc:=SUM([.C46:.G46])" office:value-type="string">
            <text:p>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  <table:table table:name="offenders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 office:value-type="string">
            <text:p>Age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 Indian/Alskn Native</text:p>
          </table:table-cell>
          <table:table-cell table:style-name="ce21" office:value-type="string">
            <text:p>Asian/Pacific Islander</text:p>
          </table:table-cell>
          <table:table-cell table:style-name="ce21" office:value-type="string">
            <text:p>Unk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number-columns-spanned="1" table:number-rows-spanned="3" office:value-type="string">
            <text:p>Under 10</text:p>
          </table:table-cell>
          <table:table-cell table:style-name="ce21" office:value-type="string">
            <text:p>M</text:p>
          </table:table-cell>
          <table:table-cell table:number-columns-repeated="5"/>
          <table:table-cell table:style-name="ce23" table:formula="oooc:=SUM([.C2:.G2])" office:value-type="string">
            <text:p>0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number-columns-repeated="5"/>
          <table:table-cell table:style-name="ce23" table:formula="oooc:=SUM([.C3:.G3])" office:value-type="string">
            <text:p>0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number-columns-repeated="5"/>
          <table:table-cell table:style-name="ce23" table:formula="oooc:=SUM([.C4:.G4])" office:value-type="string">
            <text:p>0</text:p>
          </table:table-cell>
        </table:table-row>
        <table:table-row table:style-name="ro2">
          <table:table-cell table:number-columns-spanned="1" table:number-rows-spanned="3" office:value-type="string">
            <text:p>10--14</text:p>
          </table:table-cell>
          <table:table-cell table:style-name="ce21" office:value-type="string">
            <text:p>M</text:p>
          </table:table-cell>
          <table:table-cell/>
          <table:table-cell table:style-name="ce24" office:value-type="float" office:value="2">
            <text:p>2</text:p>
          </table:table-cell>
          <table:table-cell table:number-columns-repeated="3"/>
          <table:table-cell table:style-name="ce23" table:formula="oooc:=SUM([.C5:.G5])" office:value-type="string">
            <text:p>2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/>
          <table:table-cell table:style-name="ce24" office:value-type="float" office:value="1">
            <text:p>1</text:p>
          </table:table-cell>
          <table:table-cell table:number-columns-repeated="3"/>
          <table:table-cell table:style-name="ce23" table:formula="oooc:=SUM([.C6:.G6])" office:value-type="string">
            <text:p>1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number-columns-repeated="5"/>
          <table:table-cell table:style-name="ce23" table:formula="oooc:=SUM([.C7:.G7])" office:value-type="string">
            <text:p>0</text:p>
          </table:table-cell>
        </table:table-row>
        <table:table-row table:style-name="ro2">
          <table:table-cell table:number-columns-spanned="1" table:number-rows-spanned="3" office:value-type="string">
            <text:p>15-19</text:p>
          </table:table-cell>
          <table:table-cell table:style-name="ce21" office:value-type="string">
            <text:p>M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63">
            <text:p>63</text:p>
          </table:table-cell>
          <table:table-cell table:number-columns-repeated="3"/>
          <table:table-cell table:style-name="ce23" table:formula="oooc:=SUM([.C8:.G8])" office:value-type="string">
            <text:p>90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number-columns-repeated="3"/>
          <table:table-cell table:style-name="ce23" table:formula="oooc:=SUM([.C9:.G9])" office:value-type="string">
            <text:p>9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number-columns-repeated="4"/>
          <table:table-cell table:style-name="ce24" office:value-type="float" office:value="1">
            <text:p>1</text:p>
          </table:table-cell>
          <table:table-cell table:style-name="ce23" table:formula="oooc:=SUM([.C10:.G10])" office:value-type="string">
            <text:p>1</text:p>
          </table:table-cell>
        </table:table-row>
        <table:table-row table:style-name="ro2">
          <table:table-cell table:number-columns-spanned="1" table:number-rows-spanned="3" office:value-type="string">
            <text:p>20-24</text:p>
          </table:table-cell>
          <table:table-cell table:style-name="ce21" office:value-type="string">
            <text:p>M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70">
            <text:p>70</text:p>
          </table:table-cell>
          <table:table-cell table:number-columns-repeated="2"/>
          <table:table-cell table:style-name="ce24" office:value-type="float" office:value="1">
            <text:p>1</text:p>
          </table:table-cell>
          <table:table-cell table:style-name="ce23" table:formula="oooc:=SUM([.C11:.G11])" office:value-type="string">
            <text:p>91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number-columns-repeated="3"/>
          <table:table-cell table:style-name="ce23" table:formula="oooc:=SUM([.C12:.G12])" office:value-type="string">
            <text:p>5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number-columns-repeated="5"/>
          <table:table-cell table:style-name="ce23" table:formula="oooc:=SUM([.C13:.G13])" office:value-type="string">
            <text:p>0</text:p>
          </table:table-cell>
        </table:table-row>
        <table:table-row table:style-name="ro2">
          <table:table-cell table:number-columns-spanned="1" table:number-rows-spanned="3" office:value-type="string">
            <text:p>25-29</text:p>
          </table:table-cell>
          <table:table-cell table:style-name="ce21" office:value-type="string">
            <text:p>M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9">
            <text:p>29</text:p>
          </table:table-cell>
          <table:table-cell table:number-columns-repeated="3"/>
          <table:table-cell table:style-name="ce23" table:formula="oooc:=SUM([.C14:.G14])" office:value-type="string">
            <text:p>38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number-columns-repeated="3"/>
          <table:table-cell table:style-name="ce23" table:formula="oooc:=SUM([.C15:.G15])" office:value-type="string">
            <text:p>5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number-columns-repeated="5"/>
          <table:table-cell table:style-name="ce23" table:formula="oooc:=SUM([.C16:.G16])" office:value-type="string">
            <text:p>0</text:p>
          </table:table-cell>
        </table:table-row>
        <table:table-row table:style-name="ro2">
          <table:table-cell table:number-columns-spanned="1" table:number-rows-spanned="3" office:value-type="string">
            <text:p>30-34</text:p>
          </table:table-cell>
          <table:table-cell table:style-name="ce21" office:value-type="string">
            <text:p>M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2">
            <text:p>12</text:p>
          </table:table-cell>
          <table:table-cell table:number-columns-repeated="2"/>
          <table:table-cell table:style-name="ce24" office:value-type="float" office:value="1">
            <text:p>1</text:p>
          </table:table-cell>
          <table:table-cell table:style-name="ce23" table:formula="oooc:=SUM([.C17:.G17])" office:value-type="string">
            <text:p>22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number-columns-repeated="3"/>
          <table:table-cell table:style-name="ce23" table:formula="oooc:=SUM([.C18:.G18])" office:value-type="string">
            <text:p>4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number-columns-repeated="4"/>
          <table:table-cell table:style-name="ce24" office:value-type="float" office:value="1">
            <text:p>1</text:p>
          </table:table-cell>
          <table:table-cell table:style-name="ce23" table:formula="oooc:=SUM([.C19:.G19])" office:value-type="string">
            <text:p>1</text:p>
          </table:table-cell>
        </table:table-row>
        <table:table-row table:style-name="ro2">
          <table:table-cell table:number-columns-spanned="1" table:number-rows-spanned="3" office:value-type="string">
            <text:p>35-39</text:p>
          </table:table-cell>
          <table:table-cell table:style-name="ce21" office:value-type="string">
            <text:p>M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2">
            <text:p>12</text:p>
          </table:table-cell>
          <table:table-cell table:number-columns-repeated="3"/>
          <table:table-cell table:style-name="ce23" table:formula="oooc:=SUM([.C20:.G20])" office:value-type="string">
            <text:p>19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number-columns-repeated="3"/>
          <table:table-cell table:style-name="ce23" table:formula="oooc:=SUM([.C21:.G21])" office:value-type="string">
            <text:p>6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number-columns-repeated="5"/>
          <table:table-cell table:style-name="ce23" table:formula="oooc:=SUM([.C22:.G22])" office:value-type="string">
            <text:p>0</text:p>
          </table:table-cell>
        </table:table-row>
        <table:table-row table:style-name="ro2">
          <table:table-cell table:number-columns-spanned="1" table:number-rows-spanned="3" office:value-type="string">
            <text:p>40-44</text:p>
          </table:table-cell>
          <table:table-cell table:style-name="ce21" office:value-type="string">
            <text:p>M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">
            <text:p>4</text:p>
          </table:table-cell>
          <table:table-cell table:number-columns-repeated="3"/>
          <table:table-cell table:style-name="ce23" table:formula="oooc:=SUM([.C23:.G23])" office:value-type="string">
            <text:p>13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number-columns-repeated="3"/>
          <table:table-cell table:style-name="ce23" table:formula="oooc:=SUM([.C24:.G24])" office:value-type="string">
            <text:p>6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number-columns-repeated="5"/>
          <table:table-cell table:style-name="ce23" table:formula="oooc:=SUM([.C25:.G25])" office:value-type="string">
            <text:p>0</text:p>
          </table:table-cell>
        </table:table-row>
        <table:table-row table:style-name="ro2">
          <table:table-cell table:number-columns-spanned="1" table:number-rows-spanned="3" office:value-type="string">
            <text:p>45-49</text:p>
          </table:table-cell>
          <table:table-cell table:style-name="ce21" office:value-type="string">
            <text:p>M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number-columns-repeated="3"/>
          <table:table-cell table:style-name="ce23" table:formula="oooc:=SUM([.C26:.G26])" office:value-type="string">
            <text:p>14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4" office:value-type="float" office:value="1">
            <text:p>1</text:p>
          </table:table-cell>
          <table:table-cell table:number-columns-repeated="4"/>
          <table:table-cell table:style-name="ce23" table:formula="oooc:=SUM([.C27:.G27])" office:value-type="string">
            <text:p>1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number-columns-repeated="4"/>
          <table:table-cell table:style-name="ce24" office:value-type="float" office:value="1">
            <text:p>1</text:p>
          </table:table-cell>
          <table:table-cell table:style-name="ce23" table:formula="oooc:=SUM([.C28:.G28])" office:value-type="string">
            <text:p>1</text:p>
          </table:table-cell>
        </table:table-row>
        <table:table-row table:style-name="ro2">
          <table:table-cell table:number-columns-spanned="1" table:number-rows-spanned="3" office:value-type="string">
            <text:p>50-54</text:p>
          </table:table-cell>
          <table:table-cell table:style-name="ce21" office:value-type="string">
            <text:p>M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number-columns-repeated="3"/>
          <table:table-cell table:style-name="ce23" table:formula="oooc:=SUM([.C29:.G29])" office:value-type="string">
            <text:p>11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number-columns-repeated="5"/>
          <table:table-cell table:style-name="ce23" table:formula="oooc:=SUM([.C30:.G30])" office:value-type="string">
            <text:p>0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number-columns-repeated="4"/>
          <table:table-cell table:style-name="ce24" office:value-type="float" office:value="5">
            <text:p>5</text:p>
          </table:table-cell>
          <table:table-cell table:style-name="ce23" table:formula="oooc:=SUM([.C31:.G31])" office:value-type="string">
            <text:p>5</text:p>
          </table:table-cell>
        </table:table-row>
        <table:table-row table:style-name="ro2">
          <table:table-cell table:number-columns-spanned="1" table:number-rows-spanned="3" office:value-type="string">
            <text:p>55-59</text:p>
          </table:table-cell>
          <table:table-cell table:style-name="ce21" office:value-type="string">
            <text:p>M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number-columns-repeated="3"/>
          <table:table-cell table:style-name="ce23" table:formula="oooc:=SUM([.C32:.G32])" office:value-type="string">
            <text:p>7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4" office:value-type="float" office:value="3">
            <text:p>3</text:p>
          </table:table-cell>
          <table:table-cell table:number-columns-repeated="4"/>
          <table:table-cell table:style-name="ce23" table:formula="oooc:=SUM([.C33:.G33])" office:value-type="string">
            <text:p>3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number-columns-repeated="5"/>
          <table:table-cell table:style-name="ce23" table:formula="oooc:=SUM([.C34:.G34])" office:value-type="string">
            <text:p>0</text:p>
          </table:table-cell>
        </table:table-row>
        <table:table-row table:style-name="ro2">
          <table:table-cell table:number-columns-spanned="1" table:number-rows-spanned="3" office:value-type="string">
            <text:p>60-64</text:p>
          </table:table-cell>
          <table:table-cell table:style-name="ce21" office:value-type="string">
            <text:p>M</text:p>
          </table:table-cell>
          <table:table-cell table:style-name="ce24" office:value-type="float" office:value="3">
            <text:p>3</text:p>
          </table:table-cell>
          <table:table-cell table:number-columns-repeated="4"/>
          <table:table-cell table:style-name="ce23" table:formula="oooc:=SUM([.C35:.G35])" office:value-type="string">
            <text:p>3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4" office:value-type="float" office:value="1">
            <text:p>1</text:p>
          </table:table-cell>
          <table:table-cell table:number-columns-repeated="4"/>
          <table:table-cell table:style-name="ce23" table:formula="oooc:=SUM([.C36:.G36])" office:value-type="string">
            <text:p>1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number-columns-repeated="5"/>
          <table:table-cell table:style-name="ce23" table:formula="oooc:=SUM([.C37:.G37])" office:value-type="string">
            <text:p>0</text:p>
          </table:table-cell>
        </table:table-row>
        <table:table-row table:style-name="ro2">
          <table:table-cell table:number-columns-spanned="1" table:number-rows-spanned="3" office:value-type="string">
            <text:p>65 &amp; Over</text:p>
          </table:table-cell>
          <table:table-cell table:style-name="ce21" office:value-type="string">
            <text:p>M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number-columns-repeated="3"/>
          <table:table-cell table:style-name="ce23" table:formula="oooc:=SUM([.C38:.G38])" office:value-type="string">
            <text:p>2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number-columns-repeated="5"/>
          <table:table-cell table:style-name="ce23" table:formula="oooc:=SUM([.C39:.G39])" office:value-type="string">
            <text:p>0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number-columns-repeated="5"/>
          <table:table-cell table:style-name="ce23" table:formula="oooc:=SUM([.C40:.G40])" office:value-type="string">
            <text:p>0</text:p>
          </table:table-cell>
        </table:table-row>
        <table:table-row table:style-name="ro2">
          <table:table-cell table:number-columns-spanned="1" table:number-rows-spanned="3" office:value-type="string">
            <text:p>Unknown</text:p>
          </table:table-cell>
          <table:table-cell table:style-name="ce21" office:value-type="string">
            <text:p>M</text:p>
          </table:table-cell>
          <table:table-cell/>
          <table:table-cell table:style-name="ce24" office:value-type="float" office:value="17">
            <text:p>17</text:p>
          </table:table-cell>
          <table:table-cell table:number-columns-repeated="2"/>
          <table:table-cell table:style-name="ce24" office:value-type="float" office:value="4">
            <text:p>4</text:p>
          </table:table-cell>
          <table:table-cell table:style-name="ce23" table:formula="oooc:=SUM([.C41:.G41])" office:value-type="string">
            <text:p>21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/>
          <table:table-cell table:style-name="ce24" office:value-type="float" office:value="1">
            <text:p>1</text:p>
          </table:table-cell>
          <table:table-cell table:number-columns-repeated="3"/>
          <table:table-cell table:style-name="ce23" table:formula="oooc:=SUM([.C42:.G42])" office:value-type="string">
            <text:p>1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number-columns-repeated="4"/>
          <table:table-cell table:style-name="ce24" office:value-type="float" office:value="49">
            <text:p>49</text:p>
          </table:table-cell>
          <table:table-cell table:style-name="ce23" table:formula="oooc:=SUM([.C43:.G43])" office:value-type="string">
            <text:p>49</text:p>
          </table:table-cell>
        </table:table-row>
        <table:table-row table:style-name="ro2">
          <table:table-cell table:number-columns-spanned="1" table:number-rows-spanned="3" office:value-type="string">
            <text:p>TOTAL</text:p>
          </table:table-cell>
          <table:table-cell table:style-name="ce21" office:value-type="string">
            <text:p>M</text:p>
          </table:table-cell>
          <table:table-cell table:style-name="ce24" office:value-type="float" office:value="104">
            <text:p>104</text:p>
          </table:table-cell>
          <table:table-cell table:style-name="ce24" office:value-type="float" office:value="223">
            <text:p>223</text:p>
          </table:table-cell>
          <table:table-cell table:number-columns-repeated="2"/>
          <table:table-cell table:style-name="ce24" office:value-type="float" office:value="6">
            <text:p>6</text:p>
          </table:table-cell>
          <table:table-cell table:style-name="ce23" table:formula="oooc:=SUM([.C44:.G44])" office:value-type="string">
            <text:p>333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3">
            <text:p>23</text:p>
          </table:table-cell>
          <table:table-cell table:number-columns-repeated="3"/>
          <table:table-cell table:style-name="ce23" table:formula="oooc:=SUM([.C45:.G45])" office:value-type="string">
            <text:p>42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number-columns-repeated="4"/>
          <table:table-cell table:style-name="ce24" office:value-type="float" office:value="57">
            <text:p>57</text:p>
          </table:table-cell>
          <table:table-cell table:style-name="ce23" table:formula="oooc:=SUM([.C46:.G46])" office:value-type="string">
            <text:p>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" style:display-name="PageStyle_victim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s" style:display-name="PageStyle_offenders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